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DQSpell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QSpel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 office:value-type="string" calcext:value-type="string">
            <text:p>DW Spell Name</text:p>
          </table:table-cell>
          <table:table-cell table:style-name="ce1" office:value-type="string" calcext:value-type="string">
            <text:p>DW Offset</text:p>
          </table:table-cell>
          <table:table-cell table:style-name="ce1" office:value-type="string" calcext:value-type="string">
            <text:p>DW Pointer (BE)</text:p>
          </table:table-cell>
          <table:table-cell table:style-name="ce1" office:value-type="string" calcext:value-type="string">
            <text:p>DW Pointer (LE)</text:p>
          </table:table-cell>
          <table:table-cell/>
          <table:table-cell table:style-name="ce1" office:value-type="string" calcext:value-type="string">
            <text:p>DQ Spell Name</text:p>
          </table:table-cell>
          <table:table-cell table:style-name="ce1" office:value-type="string" calcext:value-type="string">
            <text:p>DQ Offset</text:p>
          </table:table-cell>
          <table:table-cell table:style-name="ce1" office:value-type="string" calcext:value-type="string">
            <text:p>DQ Pointer (BE)</text:p>
          </table:table-cell>
          <table:table-cell table:style-name="ce1" office:value-type="string" calcext:value-type="string">
            <text:p>DQ Pointer (LE)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2" office:value-type="string" calcext:value-type="string">
            <text:p>Firebal</text:p>
          </table:table-cell>
          <table:table-cell table:style-name="ce3" office:value-type="string" calcext:value-type="string">
            <text:p>000389C5</text:p>
          </table:table-cell>
          <table:table-cell table:style-name="ce4" table:formula="of:=DEC2HEX(MOD(HEX2DEC(RIGHT([.B2]; 4)) ;HEX2DEC(&quot;4000&quot;)) + HEX2DEC(&quot;4000&quot;))" office:value-type="string" office:string-value="49C5" calcext:value-type="string">
            <text:p>49C5</text:p>
          </table:table-cell>
          <table:table-cell table:style-name="ce4" table:formula="of:=RIGHT([.C2]; 2) &amp; &quot; &quot; &amp; LEFT([.C2]; 2)" office:value-type="string" office:string-value="C5 49" calcext:value-type="string">
            <text:p>C5 49</text:p>
          </table:table-cell>
          <table:table-cell/>
          <table:table-cell table:style-name="ce2" office:value-type="string" calcext:value-type="string">
            <text:p>Sizz</text:p>
          </table:table-cell>
          <table:table-cell table:style-name="ce5" office:value-type="string" calcext:value-type="string">
            <text:p>0003AA30</text:p>
          </table:table-cell>
          <table:table-cell table:style-name="ce4" table:formula="of:=DEC2HEX(MOD(HEX2DEC(RIGHT([.G2]; 4)) ;HEX2DEC(&quot;4000&quot;)) + HEX2DEC(&quot;4000&quot;))" office:value-type="string" office:string-value="6A30" calcext:value-type="string">
            <text:p>6A30</text:p>
          </table:table-cell>
          <table:table-cell table:style-name="ce4" table:formula="of:=RIGHT([.H2]; 2) &amp; &quot; &quot; &amp; LEFT([.H2]; 2)" office:value-type="string" office:string-value="30 6A" calcext:value-type="string">
            <text:p>30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irebane</text:p>
          </table:table-cell>
          <table:table-cell table:style-name="ce3" office:value-type="string" calcext:value-type="string">
            <text:p>000389CD</text:p>
          </table:table-cell>
          <table:table-cell table:style-name="ce4" table:formula="of:=DEC2HEX(MOD(HEX2DEC(RIGHT([.B3]; 4)) ;HEX2DEC(&quot;4000&quot;)) + HEX2DEC(&quot;4000&quot;))" office:value-type="string" office:string-value="49CD" calcext:value-type="string">
            <text:p>49CD</text:p>
          </table:table-cell>
          <table:table-cell table:style-name="ce4" table:formula="of:=RIGHT([.C3]; 2) &amp; &quot; &quot; &amp; LEFT([.C3]; 2)" office:value-type="string" office:string-value="CD 49" calcext:value-type="string">
            <text:p>CD 49</text:p>
          </table:table-cell>
          <table:table-cell/>
          <table:table-cell table:style-name="ce2" office:value-type="string" calcext:value-type="string">
            <text:p>Sizzle</text:p>
          </table:table-cell>
          <table:table-cell table:style-name="ce5" office:value-type="string" calcext:value-type="string">
            <text:p>0003AA35</text:p>
          </table:table-cell>
          <table:table-cell table:style-name="ce4" table:formula="of:=DEC2HEX(MOD(HEX2DEC(RIGHT([.G3]; 4)) ;HEX2DEC(&quot;4000&quot;)) + HEX2DEC(&quot;4000&quot;))" office:value-type="string" office:string-value="6A35" calcext:value-type="string">
            <text:p>6A35</text:p>
          </table:table-cell>
          <table:table-cell table:style-name="ce4" table:formula="of:=RIGHT([.H3]; 2) &amp; &quot; &quot; &amp; LEFT([.H3]; 2)" office:value-type="string" office:string-value="35 6A" calcext:value-type="string">
            <text:p>35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leep</text:p>
          </table:table-cell>
          <table:table-cell table:style-name="ce3" office:value-type="string" calcext:value-type="string">
            <text:p>000389D6</text:p>
          </table:table-cell>
          <table:table-cell table:style-name="ce4" table:formula="of:=DEC2HEX(MOD(HEX2DEC(RIGHT([.B4]; 4)) ;HEX2DEC(&quot;4000&quot;)) + HEX2DEC(&quot;4000&quot;))" office:value-type="string" office:string-value="49D6" calcext:value-type="string">
            <text:p>49D6</text:p>
          </table:table-cell>
          <table:table-cell table:style-name="ce4" table:formula="of:=RIGHT([.C4]; 2) &amp; &quot; &quot; &amp; LEFT([.C4]; 2)" office:value-type="string" office:string-value="D6 49" calcext:value-type="string">
            <text:p>D6 49</text:p>
          </table:table-cell>
          <table:table-cell/>
          <table:table-cell table:style-name="ce2" office:value-type="string" calcext:value-type="string">
            <text:p>Snooze</text:p>
          </table:table-cell>
          <table:table-cell table:style-name="ce5" office:value-type="string" calcext:value-type="string">
            <text:p>0003AA3C</text:p>
          </table:table-cell>
          <table:table-cell table:style-name="ce4" table:formula="of:=DEC2HEX(MOD(HEX2DEC(RIGHT([.G4]; 4)) ;HEX2DEC(&quot;4000&quot;)) + HEX2DEC(&quot;4000&quot;))" office:value-type="string" office:string-value="6A3C" calcext:value-type="string">
            <text:p>6A3C</text:p>
          </table:table-cell>
          <table:table-cell table:style-name="ce4" table:formula="of:=RIGHT([.H4]; 2) &amp; &quot; &quot; &amp; LEFT([.H4]; 2)" office:value-type="string" office:string-value="3C 6A" calcext:value-type="string">
            <text:p>3C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opSpell</text:p>
          </table:table-cell>
          <table:table-cell table:style-name="ce3" office:value-type="string" calcext:value-type="string">
            <text:p>000389DC</text:p>
          </table:table-cell>
          <table:table-cell table:style-name="ce4" table:formula="of:=DEC2HEX(MOD(HEX2DEC(RIGHT([.B5]; 4)) ;HEX2DEC(&quot;4000&quot;)) + HEX2DEC(&quot;4000&quot;))" office:value-type="string" office:string-value="49DC" calcext:value-type="string">
            <text:p>49DC</text:p>
          </table:table-cell>
          <table:table-cell table:style-name="ce4" table:formula="of:=RIGHT([.C5]; 2) &amp; &quot; &quot; &amp; LEFT([.C5]; 2)" office:value-type="string" office:string-value="DC 49" calcext:value-type="string">
            <text:p>DC 49</text:p>
          </table:table-cell>
          <table:table-cell/>
          <table:table-cell table:style-name="ce2" office:value-type="string" calcext:value-type="string">
            <text:p>Fizzle</text:p>
          </table:table-cell>
          <table:table-cell table:style-name="ce5" office:value-type="string" calcext:value-type="string">
            <text:p>0003AA43</text:p>
          </table:table-cell>
          <table:table-cell table:style-name="ce4" table:formula="of:=DEC2HEX(MOD(HEX2DEC(RIGHT([.G5]; 4)) ;HEX2DEC(&quot;4000&quot;)) + HEX2DEC(&quot;4000&quot;))" office:value-type="string" office:string-value="6A43" calcext:value-type="string">
            <text:p>6A43</text:p>
          </table:table-cell>
          <table:table-cell table:style-name="ce4" table:formula="of:=RIGHT([.H5]; 2) &amp; &quot; &quot; &amp; LEFT([.H5]; 2)" office:value-type="string" office:string-value="43 6A" calcext:value-type="string">
            <text:p>43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eal</text:p>
          </table:table-cell>
          <table:table-cell table:style-name="ce3" office:value-type="string" calcext:value-type="string">
            <text:p>000389E6</text:p>
          </table:table-cell>
          <table:table-cell table:style-name="ce4" table:formula="of:=DEC2HEX(MOD(HEX2DEC(RIGHT([.B6]; 4)) ;HEX2DEC(&quot;4000&quot;)) + HEX2DEC(&quot;4000&quot;))" office:value-type="string" office:string-value="49E6" calcext:value-type="string">
            <text:p>49E6</text:p>
          </table:table-cell>
          <table:table-cell table:style-name="ce4" table:formula="of:=RIGHT([.C6]; 2) &amp; &quot; &quot; &amp; LEFT([.C6]; 2)" office:value-type="string" office:string-value="E6 49" calcext:value-type="string">
            <text:p>E6 49</text:p>
          </table:table-cell>
          <table:table-cell/>
          <table:table-cell table:style-name="ce2" office:value-type="string" calcext:value-type="string">
            <text:p>Heal</text:p>
          </table:table-cell>
          <table:table-cell table:style-name="ce5" office:value-type="string" calcext:value-type="string">
            <text:p>0003AA4A</text:p>
          </table:table-cell>
          <table:table-cell table:style-name="ce4" table:formula="of:=DEC2HEX(MOD(HEX2DEC(RIGHT([.G6]; 4)) ;HEX2DEC(&quot;4000&quot;)) + HEX2DEC(&quot;4000&quot;))" office:value-type="string" office:string-value="6A4A" calcext:value-type="string">
            <text:p>6A4A</text:p>
          </table:table-cell>
          <table:table-cell table:style-name="ce4" table:formula="of:=RIGHT([.H6]; 2) &amp; &quot; &quot; &amp; LEFT([.H6]; 2)" office:value-type="string" office:string-value="4A 6A" calcext:value-type="string">
            <text:p>4A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ealMore</text:p>
          </table:table-cell>
          <table:table-cell table:style-name="ce3" office:value-type="string" calcext:value-type="string">
            <text:p>000389EB</text:p>
          </table:table-cell>
          <table:table-cell table:style-name="ce4" table:formula="of:=DEC2HEX(MOD(HEX2DEC(RIGHT([.B7]; 4)) ;HEX2DEC(&quot;4000&quot;)) + HEX2DEC(&quot;4000&quot;))" office:value-type="string" office:string-value="49EB" calcext:value-type="string">
            <text:p>49EB</text:p>
          </table:table-cell>
          <table:table-cell table:style-name="ce4" table:formula="of:=RIGHT([.C7]; 2) &amp; &quot; &quot; &amp; LEFT([.C7]; 2)" office:value-type="string" office:string-value="EB 49" calcext:value-type="string">
            <text:p>EB 49</text:p>
          </table:table-cell>
          <table:table-cell/>
          <table:table-cell table:style-name="ce2" office:value-type="string" calcext:value-type="string">
            <text:p>Midheal</text:p>
          </table:table-cell>
          <table:table-cell table:style-name="ce5" office:value-type="string" calcext:value-type="string">
            <text:p>0003AA4F</text:p>
          </table:table-cell>
          <table:table-cell table:style-name="ce4" table:formula="of:=DEC2HEX(MOD(HEX2DEC(RIGHT([.G7]; 4)) ;HEX2DEC(&quot;4000&quot;)) + HEX2DEC(&quot;4000&quot;))" office:value-type="string" office:string-value="6A4F" calcext:value-type="string">
            <text:p>6A4F</text:p>
          </table:table-cell>
          <table:table-cell table:style-name="ce4" table:formula="of:=RIGHT([.H7]; 2) &amp; &quot; &quot; &amp; LEFT([.H7]; 2)" office:value-type="string" office:string-value="4F 6A" calcext:value-type="string">
            <text:p>4F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Outside</text:p>
          </table:table-cell>
          <table:table-cell table:style-name="ce3" office:value-type="string" calcext:value-type="string">
            <text:p>000389F4</text:p>
          </table:table-cell>
          <table:table-cell table:style-name="ce4" table:formula="of:=DEC2HEX(MOD(HEX2DEC(RIGHT([.B8]; 4)) ;HEX2DEC(&quot;4000&quot;)) + HEX2DEC(&quot;4000&quot;))" office:value-type="string" office:string-value="49F4" calcext:value-type="string">
            <text:p>49F4</text:p>
          </table:table-cell>
          <table:table-cell table:style-name="ce4" table:formula="of:=RIGHT([.C8]; 2) &amp; &quot; &quot; &amp; LEFT([.C8]; 2)" office:value-type="string" office:string-value="F4 49" calcext:value-type="string">
            <text:p>F4 49</text:p>
          </table:table-cell>
          <table:table-cell/>
          <table:table-cell table:style-name="ce2" office:value-type="string" calcext:value-type="string">
            <text:p>Evac</text:p>
          </table:table-cell>
          <table:table-cell table:style-name="ce5" office:value-type="string" calcext:value-type="string">
            <text:p>0003AA57</text:p>
          </table:table-cell>
          <table:table-cell table:style-name="ce4" table:formula="of:=DEC2HEX(MOD(HEX2DEC(RIGHT([.G8]; 4)) ;HEX2DEC(&quot;4000&quot;)) + HEX2DEC(&quot;4000&quot;))" office:value-type="string" office:string-value="6A57" calcext:value-type="string">
            <text:p>6A57</text:p>
          </table:table-cell>
          <table:table-cell table:style-name="ce4" table:formula="of:=RIGHT([.H8]; 2) &amp; &quot; &quot; &amp; LEFT([.H8]; 2)" office:value-type="string" office:string-value="57 6A" calcext:value-type="string">
            <text:p>57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eturn</text:p>
          </table:table-cell>
          <table:table-cell table:style-name="ce3" office:value-type="string" calcext:value-type="string">
            <text:p>000389FC</text:p>
          </table:table-cell>
          <table:table-cell table:style-name="ce4" table:formula="of:=DEC2HEX(MOD(HEX2DEC(RIGHT([.B9]; 4)) ;HEX2DEC(&quot;4000&quot;)) + HEX2DEC(&quot;4000&quot;))" office:value-type="string" office:string-value="49FC" calcext:value-type="string">
            <text:p>49FC</text:p>
          </table:table-cell>
          <table:table-cell table:style-name="ce4" table:formula="of:=RIGHT([.C9]; 2) &amp; &quot; &quot; &amp; LEFT([.C9]; 2)" office:value-type="string" office:string-value="FC 49" calcext:value-type="string">
            <text:p>FC 49</text:p>
          </table:table-cell>
          <table:table-cell/>
          <table:table-cell table:style-name="ce2" office:value-type="string" calcext:value-type="string">
            <text:p>Zoom</text:p>
          </table:table-cell>
          <table:table-cell table:style-name="ce5" office:value-type="string" calcext:value-type="string">
            <text:p>0003AA5C</text:p>
          </table:table-cell>
          <table:table-cell table:style-name="ce4" table:formula="of:=DEC2HEX(MOD(HEX2DEC(RIGHT([.G9]; 4)) ;HEX2DEC(&quot;4000&quot;)) + HEX2DEC(&quot;4000&quot;))" office:value-type="string" office:string-value="6A5C" calcext:value-type="string">
            <text:p>6A5C</text:p>
          </table:table-cell>
          <table:table-cell table:style-name="ce4" table:formula="of:=RIGHT([.H9]; 2) &amp; &quot; &quot; &amp; LEFT([.H9]; 2)" office:value-type="string" office:string-value="5C 6A" calcext:value-type="string">
            <text:p>5C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epel</text:p>
          </table:table-cell>
          <table:table-cell table:style-name="ce3" office:value-type="string" calcext:value-type="string">
            <text:p>00038A03</text:p>
          </table:table-cell>
          <table:table-cell table:style-name="ce4" table:formula="of:=DEC2HEX(MOD(HEX2DEC(RIGHT([.B10]; 4)) ;HEX2DEC(&quot;4000&quot;)) + HEX2DEC(&quot;4000&quot;))" office:value-type="string" office:string-value="4A03" calcext:value-type="string">
            <text:p>4A03</text:p>
          </table:table-cell>
          <table:table-cell table:style-name="ce4" table:formula="of:=RIGHT([.C10]; 2) &amp; &quot; &quot; &amp; LEFT([.C10]; 2)" office:value-type="string" office:string-value="03 4A" calcext:value-type="string">
            <text:p>03 4A</text:p>
          </table:table-cell>
          <table:table-cell/>
          <table:table-cell table:style-name="ce2" office:value-type="string" calcext:value-type="string">
            <text:p>HlyPrtectn</text:p>
          </table:table-cell>
          <table:table-cell table:style-name="ce5" office:value-type="string" calcext:value-type="string">
            <text:p>0003AA61</text:p>
          </table:table-cell>
          <table:table-cell table:style-name="ce4" table:formula="of:=DEC2HEX(MOD(HEX2DEC(RIGHT([.G10]; 4)) ;HEX2DEC(&quot;4000&quot;)) + HEX2DEC(&quot;4000&quot;))" office:value-type="string" office:string-value="6A61" calcext:value-type="string">
            <text:p>6A61</text:p>
          </table:table-cell>
          <table:table-cell table:style-name="ce4" table:formula="of:=RIGHT([.H10]; 2) &amp; &quot; &quot; &amp; LEFT([.H10]; 2)" office:value-type="string" office:string-value="61 6A" calcext:value-type="string">
            <text:p>61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adiant</text:p>
          </table:table-cell>
          <table:table-cell table:style-name="ce3" office:value-type="string" calcext:value-type="string">
            <text:p>00038A09</text:p>
          </table:table-cell>
          <table:table-cell table:style-name="ce4" table:formula="of:=DEC2HEX(MOD(HEX2DEC(RIGHT([.B11]; 4)) ;HEX2DEC(&quot;4000&quot;)) + HEX2DEC(&quot;4000&quot;))" office:value-type="string" office:string-value="4A09" calcext:value-type="string">
            <text:p>4A09</text:p>
          </table:table-cell>
          <table:table-cell table:style-name="ce4" table:formula="of:=RIGHT([.C11]; 2) &amp; &quot; &quot; &amp; LEFT([.C11]; 2)" office:value-type="string" office:string-value="09 4A" calcext:value-type="string">
            <text:p>09 4A</text:p>
          </table:table-cell>
          <table:table-cell/>
          <table:table-cell table:style-name="ce2" office:value-type="string" calcext:value-type="string">
            <text:p>Radiant</text:p>
          </table:table-cell>
          <table:table-cell table:style-name="ce5" office:value-type="string" calcext:value-type="string">
            <text:p>0003AA6C</text:p>
          </table:table-cell>
          <table:table-cell table:style-name="ce4" table:formula="of:=DEC2HEX(MOD(HEX2DEC(RIGHT([.G11]; 4)) ;HEX2DEC(&quot;4000&quot;)) + HEX2DEC(&quot;4000&quot;))" office:value-type="string" office:string-value="6A6C" calcext:value-type="string">
            <text:p>6A6C</text:p>
          </table:table-cell>
          <table:table-cell table:style-name="ce4" table:formula="of:=RIGHT([.H11]; 2) &amp; &quot; &quot; &amp; LEFT([.H11]; 2)" office:value-type="string" office:string-value="6C 6A" calcext:value-type="string">
            <text:p>6C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irebal</text:p>
          </table:table-cell>
          <table:table-cell table:style-name="ce3" office:value-type="string" calcext:value-type="string">
            <text:p>00038A11</text:p>
          </table:table-cell>
          <table:table-cell table:style-name="ce4" table:formula="of:=DEC2HEX(MOD(HEX2DEC(RIGHT([.B12]; 4)) ;HEX2DEC(&quot;4000&quot;)) + HEX2DEC(&quot;4000&quot;))" office:value-type="string" office:string-value="4A11" calcext:value-type="string">
            <text:p>4A11</text:p>
          </table:table-cell>
          <table:table-cell table:style-name="ce4" table:formula="of:=RIGHT([.C12]; 2) &amp; &quot; &quot; &amp; LEFT([.C12]; 2)" office:value-type="string" office:string-value="11 4A" calcext:value-type="string">
            <text:p>11 4A</text:p>
          </table:table-cell>
          <table:table-cell/>
          <table:table-cell table:style-name="ce2" office:value-type="string" calcext:value-type="string">
            <text:p>Sizz</text:p>
          </table:table-cell>
          <table:table-cell table:style-name="ce5" office:value-type="string" calcext:value-type="string">
            <text:p>0003AA74</text:p>
          </table:table-cell>
          <table:table-cell table:style-name="ce4" table:formula="of:=DEC2HEX(MOD(HEX2DEC(RIGHT([.G12]; 4)) ;HEX2DEC(&quot;4000&quot;)) + HEX2DEC(&quot;4000&quot;))" office:value-type="string" office:string-value="6A74" calcext:value-type="string">
            <text:p>6A74</text:p>
          </table:table-cell>
          <table:table-cell table:style-name="ce4" table:formula="of:=RIGHT([.H12]; 2) &amp; &quot; &quot; &amp; LEFT([.H12]; 2)" office:value-type="string" office:string-value="74 6A" calcext:value-type="string">
            <text:p>74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irebane</text:p>
          </table:table-cell>
          <table:table-cell table:style-name="ce3" office:value-type="string" calcext:value-type="string">
            <text:p>00038A19</text:p>
          </table:table-cell>
          <table:table-cell table:style-name="ce4" table:formula="of:=DEC2HEX(MOD(HEX2DEC(RIGHT([.B13]; 4)) ;HEX2DEC(&quot;4000&quot;)) + HEX2DEC(&quot;4000&quot;))" office:value-type="string" office:string-value="4A19" calcext:value-type="string">
            <text:p>4A19</text:p>
          </table:table-cell>
          <table:table-cell table:style-name="ce4" table:formula="of:=RIGHT([.C13]; 2) &amp; &quot; &quot; &amp; LEFT([.C13]; 2)" office:value-type="string" office:string-value="19 4A" calcext:value-type="string">
            <text:p>19 4A</text:p>
          </table:table-cell>
          <table:table-cell/>
          <table:table-cell table:style-name="ce2" office:value-type="string" calcext:value-type="string">
            <text:p>Sizzle</text:p>
          </table:table-cell>
          <table:table-cell table:style-name="ce5" office:value-type="string" calcext:value-type="string">
            <text:p>0003AA79</text:p>
          </table:table-cell>
          <table:table-cell table:style-name="ce4" table:formula="of:=DEC2HEX(MOD(HEX2DEC(RIGHT([.G13]; 4)) ;HEX2DEC(&quot;4000&quot;)) + HEX2DEC(&quot;4000&quot;))" office:value-type="string" office:string-value="6A79" calcext:value-type="string">
            <text:p>6A79</text:p>
          </table:table-cell>
          <table:table-cell table:style-name="ce4" table:formula="of:=RIGHT([.H13]; 2) &amp; &quot; &quot; &amp; LEFT([.H13]; 2)" office:value-type="string" office:string-value="79 6A" calcext:value-type="string">
            <text:p>79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xplodet</text:p>
          </table:table-cell>
          <table:table-cell table:style-name="ce3" office:value-type="string" calcext:value-type="string">
            <text:p>00038A22</text:p>
          </table:table-cell>
          <table:table-cell table:style-name="ce4" table:formula="of:=DEC2HEX(MOD(HEX2DEC(RIGHT([.B14]; 4)) ;HEX2DEC(&quot;4000&quot;)) + HEX2DEC(&quot;4000&quot;))" office:value-type="string" office:string-value="4A22" calcext:value-type="string">
            <text:p>4A22</text:p>
          </table:table-cell>
          <table:table-cell table:style-name="ce4" table:formula="of:=RIGHT([.C14]; 2) &amp; &quot; &quot; &amp; LEFT([.C14]; 2)" office:value-type="string" office:string-value="22 4A" calcext:value-type="string">
            <text:p>22 4A</text:p>
          </table:table-cell>
          <table:table-cell/>
          <table:table-cell table:style-name="ce2" office:value-type="string" calcext:value-type="string">
            <text:p>Kaboom</text:p>
          </table:table-cell>
          <table:table-cell table:style-name="ce5" office:value-type="string" calcext:value-type="string">
            <text:p>0003AA80</text:p>
          </table:table-cell>
          <table:table-cell table:style-name="ce4" table:formula="of:=DEC2HEX(MOD(HEX2DEC(RIGHT([.G14]; 4)) ;HEX2DEC(&quot;4000&quot;)) + HEX2DEC(&quot;4000&quot;))" office:value-type="string" office:string-value="6A80" calcext:value-type="string">
            <text:p>6A80</text:p>
          </table:table-cell>
          <table:table-cell table:style-name="ce4" table:formula="of:=RIGHT([.H14]; 2) &amp; &quot; &quot; &amp; LEFT([.H14]; 2)" office:value-type="string" office:string-value="80 6A" calcext:value-type="string">
            <text:p>80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nfernos</text:p>
          </table:table-cell>
          <table:table-cell table:style-name="ce3" office:value-type="string" calcext:value-type="string">
            <text:p>00038A2B</text:p>
          </table:table-cell>
          <table:table-cell table:style-name="ce4" table:formula="of:=DEC2HEX(MOD(HEX2DEC(RIGHT([.B15]; 4)) ;HEX2DEC(&quot;4000&quot;)) + HEX2DEC(&quot;4000&quot;))" office:value-type="string" office:string-value="4A2B" calcext:value-type="string">
            <text:p>4A2B</text:p>
          </table:table-cell>
          <table:table-cell table:style-name="ce4" table:formula="of:=RIGHT([.C15]; 2) &amp; &quot; &quot; &amp; LEFT([.C15]; 2)" office:value-type="string" office:string-value="2B 4A" calcext:value-type="string">
            <text:p>2B 4A</text:p>
          </table:table-cell>
          <table:table-cell/>
          <table:table-cell table:style-name="ce2" office:value-type="string" calcext:value-type="string">
            <text:p>Woosh</text:p>
          </table:table-cell>
          <table:table-cell table:style-name="ce5" office:value-type="string" calcext:value-type="string">
            <text:p>0003AA87</text:p>
          </table:table-cell>
          <table:table-cell table:style-name="ce4" table:formula="of:=DEC2HEX(MOD(HEX2DEC(RIGHT([.G15]; 4)) ;HEX2DEC(&quot;4000&quot;)) + HEX2DEC(&quot;4000&quot;))" office:value-type="string" office:string-value="6A87" calcext:value-type="string">
            <text:p>6A87</text:p>
          </table:table-cell>
          <table:table-cell table:style-name="ce4" table:formula="of:=RIGHT([.H15]; 2) &amp; &quot; &quot; &amp; LEFT([.H15]; 2)" office:value-type="string" office:string-value="87 6A" calcext:value-type="string">
            <text:p>87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style-name="ce3" office:value-type="string" calcext:value-type="string">
            <text:p>00038A34</text:p>
          </table:table-cell>
          <table:table-cell table:style-name="ce4" table:formula="of:=DEC2HEX(MOD(HEX2DEC(RIGHT([.B16]; 4)) ;HEX2DEC(&quot;4000&quot;)) + HEX2DEC(&quot;4000&quot;))" office:value-type="string" office:string-value="4A34" calcext:value-type="string">
            <text:p>4A34</text:p>
          </table:table-cell>
          <table:table-cell table:style-name="ce4" table:formula="of:=RIGHT([.C16]; 2) &amp; &quot; &quot; &amp; LEFT([.C16]; 2)" office:value-type="string" office:string-value="34 4A" calcext:value-type="string">
            <text:p>34 4A</text:p>
          </table:table-cell>
          <table:table-cell/>
          <table:table-cell table:style-name="ce2" office:value-type="string" calcext:value-type="string">
            <text:p>Thwack</text:p>
          </table:table-cell>
          <table:table-cell table:style-name="ce5" office:value-type="string" calcext:value-type="string">
            <text:p>0003AA8D</text:p>
          </table:table-cell>
          <table:table-cell table:style-name="ce4" table:formula="of:=DEC2HEX(MOD(HEX2DEC(RIGHT([.G16]; 4)) ;HEX2DEC(&quot;4000&quot;)) + HEX2DEC(&quot;4000&quot;))" office:value-type="string" office:string-value="6A8D" calcext:value-type="string">
            <text:p>6A8D</text:p>
          </table:table-cell>
          <table:table-cell table:style-name="ce4" table:formula="of:=RIGHT([.H16]; 2) &amp; &quot; &quot; &amp; LEFT([.H16]; 2)" office:value-type="string" office:string-value="8D 6A" calcext:value-type="string">
            <text:p>8D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leep</text:p>
          </table:table-cell>
          <table:table-cell table:style-name="ce3" office:value-type="string" calcext:value-type="string">
            <text:p>00038A3B</text:p>
          </table:table-cell>
          <table:table-cell table:style-name="ce4" table:formula="of:=DEC2HEX(MOD(HEX2DEC(RIGHT([.B17]; 4)) ;HEX2DEC(&quot;4000&quot;)) + HEX2DEC(&quot;4000&quot;))" office:value-type="string" office:string-value="4A3B" calcext:value-type="string">
            <text:p>4A3B</text:p>
          </table:table-cell>
          <table:table-cell table:style-name="ce4" table:formula="of:=RIGHT([.C17]; 2) &amp; &quot; &quot; &amp; LEFT([.C17]; 2)" office:value-type="string" office:string-value="3B 4A" calcext:value-type="string">
            <text:p>3B 4A</text:p>
          </table:table-cell>
          <table:table-cell/>
          <table:table-cell table:style-name="ce2" office:value-type="string" calcext:value-type="string">
            <text:p>Snooze</text:p>
          </table:table-cell>
          <table:table-cell table:style-name="ce5" office:value-type="string" calcext:value-type="string">
            <text:p>0003AA94</text:p>
          </table:table-cell>
          <table:table-cell table:style-name="ce4" table:formula="of:=DEC2HEX(MOD(HEX2DEC(RIGHT([.G17]; 4)) ;HEX2DEC(&quot;4000&quot;)) + HEX2DEC(&quot;4000&quot;))" office:value-type="string" office:string-value="6A94" calcext:value-type="string">
            <text:p>6A94</text:p>
          </table:table-cell>
          <table:table-cell table:style-name="ce4" table:formula="of:=RIGHT([.H17]; 2) &amp; &quot; &quot; &amp; LEFT([.H17]; 2)" office:value-type="string" office:string-value="94 6A" calcext:value-type="string">
            <text:p>94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opSpell</text:p>
          </table:table-cell>
          <table:table-cell table:style-name="ce3" office:value-type="string" calcext:value-type="string">
            <text:p>00038A41</text:p>
          </table:table-cell>
          <table:table-cell table:style-name="ce4" table:formula="of:=DEC2HEX(MOD(HEX2DEC(RIGHT([.B18]; 4)) ;HEX2DEC(&quot;4000&quot;)) + HEX2DEC(&quot;4000&quot;))" office:value-type="string" office:string-value="4A41" calcext:value-type="string">
            <text:p>4A41</text:p>
          </table:table-cell>
          <table:table-cell table:style-name="ce4" table:formula="of:=RIGHT([.C18]; 2) &amp; &quot; &quot; &amp; LEFT([.C18]; 2)" office:value-type="string" office:string-value="41 4A" calcext:value-type="string">
            <text:p>41 4A</text:p>
          </table:table-cell>
          <table:table-cell/>
          <table:table-cell table:style-name="ce2" office:value-type="string" calcext:value-type="string">
            <text:p>Fizzle</text:p>
          </table:table-cell>
          <table:table-cell table:style-name="ce5" office:value-type="string" calcext:value-type="string">
            <text:p>0003AA9B</text:p>
          </table:table-cell>
          <table:table-cell table:style-name="ce4" table:formula="of:=DEC2HEX(MOD(HEX2DEC(RIGHT([.G18]; 4)) ;HEX2DEC(&quot;4000&quot;)) + HEX2DEC(&quot;4000&quot;))" office:value-type="string" office:string-value="6A9B" calcext:value-type="string">
            <text:p>6A9B</text:p>
          </table:table-cell>
          <table:table-cell table:style-name="ce4" table:formula="of:=RIGHT([.H18]; 2) &amp; &quot; &quot; &amp; LEFT([.H18]; 2)" office:value-type="string" office:string-value="9B 6A" calcext:value-type="string">
            <text:p>9B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urround</text:p>
          </table:table-cell>
          <table:table-cell table:style-name="ce3" office:value-type="string" calcext:value-type="string">
            <text:p>00038A4B</text:p>
          </table:table-cell>
          <table:table-cell table:style-name="ce4" table:formula="of:=DEC2HEX(MOD(HEX2DEC(RIGHT([.B19]; 4)) ;HEX2DEC(&quot;4000&quot;)) + HEX2DEC(&quot;4000&quot;))" office:value-type="string" office:string-value="4A4B" calcext:value-type="string">
            <text:p>4A4B</text:p>
          </table:table-cell>
          <table:table-cell table:style-name="ce4" table:formula="of:=RIGHT([.C19]; 2) &amp; &quot; &quot; &amp; LEFT([.C19]; 2)" office:value-type="string" office:string-value="4B 4A" calcext:value-type="string">
            <text:p>4B 4A</text:p>
          </table:table-cell>
          <table:table-cell/>
          <table:table-cell table:style-name="ce2" office:value-type="string" calcext:value-type="string">
            <text:p>Kasap</text:p>
          </table:table-cell>
          <table:table-cell table:style-name="ce5" office:value-type="string" calcext:value-type="string">
            <text:p>0003AAA2</text:p>
          </table:table-cell>
          <table:table-cell table:style-name="ce4" table:formula="of:=DEC2HEX(MOD(HEX2DEC(RIGHT([.G19]; 4)) ;HEX2DEC(&quot;4000&quot;)) + HEX2DEC(&quot;4000&quot;))" office:value-type="string" office:string-value="6AA2" calcext:value-type="string">
            <text:p>6AA2</text:p>
          </table:table-cell>
          <table:table-cell table:style-name="ce4" table:formula="of:=RIGHT([.H19]; 2) &amp; &quot; &quot; &amp; LEFT([.H19]; 2)" office:value-type="string" office:string-value="A2 6A" calcext:value-type="string">
            <text:p>A2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efense</text:p>
          </table:table-cell>
          <table:table-cell table:style-name="ce3" office:value-type="string" calcext:value-type="string">
            <text:p>00038A54</text:p>
          </table:table-cell>
          <table:table-cell table:style-name="ce4" table:formula="of:=DEC2HEX(MOD(HEX2DEC(RIGHT([.B20]; 4)) ;HEX2DEC(&quot;4000&quot;)) + HEX2DEC(&quot;4000&quot;))" office:value-type="string" office:string-value="4A54" calcext:value-type="string">
            <text:p>4A54</text:p>
          </table:table-cell>
          <table:table-cell table:style-name="ce4" table:formula="of:=RIGHT([.C20]; 2) &amp; &quot; &quot; &amp; LEFT([.C20]; 2)" office:value-type="string" office:string-value="54 4A" calcext:value-type="string">
            <text:p>54 4A</text:p>
          </table:table-cell>
          <table:table-cell/>
          <table:table-cell table:style-name="ce2" office:value-type="string" calcext:value-type="string">
            <text:p>Defense</text:p>
          </table:table-cell>
          <table:table-cell table:style-name="ce5" office:value-type="string" calcext:value-type="string">
            <text:p>0003AAA8</text:p>
          </table:table-cell>
          <table:table-cell table:style-name="ce4" table:formula="of:=DEC2HEX(MOD(HEX2DEC(RIGHT([.G20]; 4)) ;HEX2DEC(&quot;4000&quot;)) + HEX2DEC(&quot;4000&quot;))" office:value-type="string" office:string-value="6AA8" calcext:value-type="string">
            <text:p>6AA8</text:p>
          </table:table-cell>
          <table:table-cell table:style-name="ce4" table:formula="of:=RIGHT([.H20]; 2) &amp; &quot; &quot; &amp; LEFT([.H20]; 2)" office:value-type="string" office:string-value="A8 6A" calcext:value-type="string">
            <text:p>A8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ncrease</text:p>
          </table:table-cell>
          <table:table-cell table:style-name="ce3" office:value-type="string" calcext:value-type="string">
            <text:p>00038A5C</text:p>
          </table:table-cell>
          <table:table-cell table:style-name="ce4" table:formula="of:=DEC2HEX(MOD(HEX2DEC(RIGHT([.B21]; 4)) ;HEX2DEC(&quot;4000&quot;)) + HEX2DEC(&quot;4000&quot;))" office:value-type="string" office:string-value="4A5C" calcext:value-type="string">
            <text:p>4A5C</text:p>
          </table:table-cell>
          <table:table-cell table:style-name="ce4" table:formula="of:=RIGHT([.C21]; 2) &amp; &quot; &quot; &amp; LEFT([.C21]; 2)" office:value-type="string" office:string-value="5C 4A" calcext:value-type="string">
            <text:p>5C 4A</text:p>
          </table:table-cell>
          <table:table-cell/>
          <table:table-cell table:style-name="ce2" office:value-type="string" calcext:value-type="string">
            <text:p>Kabuff</text:p>
          </table:table-cell>
          <table:table-cell table:style-name="ce5" office:value-type="string" calcext:value-type="string">
            <text:p>0003AAB0</text:p>
          </table:table-cell>
          <table:table-cell table:style-name="ce4" table:formula="of:=DEC2HEX(MOD(HEX2DEC(RIGHT([.G21]; 4)) ;HEX2DEC(&quot;4000&quot;)) + HEX2DEC(&quot;4000&quot;))" office:value-type="string" office:string-value="6AB0" calcext:value-type="string">
            <text:p>6AB0</text:p>
          </table:table-cell>
          <table:table-cell table:style-name="ce4" table:formula="of:=RIGHT([.H21]; 2) &amp; &quot; &quot; &amp; LEFT([.H21]; 2)" office:value-type="string" office:string-value="B0 6A" calcext:value-type="string">
            <text:p>B0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acrifice</text:p>
          </table:table-cell>
          <table:table-cell table:style-name="ce3" office:value-type="string" calcext:value-type="string">
            <text:p>00038A65</text:p>
          </table:table-cell>
          <table:table-cell table:style-name="ce4" table:formula="of:=DEC2HEX(MOD(HEX2DEC(RIGHT([.B22]; 4)) ;HEX2DEC(&quot;4000&quot;)) + HEX2DEC(&quot;4000&quot;))" office:value-type="string" office:string-value="4A65" calcext:value-type="string">
            <text:p>4A65</text:p>
          </table:table-cell>
          <table:table-cell table:style-name="ce4" table:formula="of:=RIGHT([.C22]; 2) &amp; &quot; &quot; &amp; LEFT([.C22]; 2)" office:value-type="string" office:string-value="65 4A" calcext:value-type="string">
            <text:p>65 4A</text:p>
          </table:table-cell>
          <table:table-cell/>
          <table:table-cell table:style-name="ce2" office:value-type="string" calcext:value-type="string">
            <text:p>Kamikazee</text:p>
          </table:table-cell>
          <table:table-cell table:style-name="ce5" office:value-type="string" calcext:value-type="string">
            <text:p>0003AAB7</text:p>
          </table:table-cell>
          <table:table-cell table:style-name="ce4" table:formula="of:=DEC2HEX(MOD(HEX2DEC(RIGHT([.G22]; 4)) ;HEX2DEC(&quot;4000&quot;)) + HEX2DEC(&quot;4000&quot;))" office:value-type="string" office:string-value="6AB7" calcext:value-type="string">
            <text:p>6AB7</text:p>
          </table:table-cell>
          <table:table-cell table:style-name="ce4" table:formula="of:=RIGHT([.H22]; 2) &amp; &quot; &quot; &amp; LEFT([.H22]; 2)" office:value-type="string" office:string-value="B7 6A" calcext:value-type="string">
            <text:p>B7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eal</text:p>
          </table:table-cell>
          <table:table-cell table:style-name="ce3" office:value-type="string" calcext:value-type="string">
            <text:p>00038A6F</text:p>
          </table:table-cell>
          <table:table-cell table:style-name="ce4" table:formula="of:=DEC2HEX(MOD(HEX2DEC(RIGHT([.B23]; 4)) ;HEX2DEC(&quot;4000&quot;)) + HEX2DEC(&quot;4000&quot;))" office:value-type="string" office:string-value="4A6F" calcext:value-type="string">
            <text:p>4A6F</text:p>
          </table:table-cell>
          <table:table-cell table:style-name="ce4" table:formula="of:=RIGHT([.C23]; 2) &amp; &quot; &quot; &amp; LEFT([.C23]; 2)" office:value-type="string" office:string-value="6F 4A" calcext:value-type="string">
            <text:p>6F 4A</text:p>
          </table:table-cell>
          <table:table-cell/>
          <table:table-cell table:style-name="ce2" office:value-type="string" calcext:value-type="string">
            <text:p>Heal</text:p>
          </table:table-cell>
          <table:table-cell table:style-name="ce5" office:value-type="string" calcext:value-type="string">
            <text:p>0003AAC1</text:p>
          </table:table-cell>
          <table:table-cell table:style-name="ce4" table:formula="of:=DEC2HEX(MOD(HEX2DEC(RIGHT([.G23]; 4)) ;HEX2DEC(&quot;4000&quot;)) + HEX2DEC(&quot;4000&quot;))" office:value-type="string" office:string-value="6AC1" calcext:value-type="string">
            <text:p>6AC1</text:p>
          </table:table-cell>
          <table:table-cell table:style-name="ce4" table:formula="of:=RIGHT([.H23]; 2) &amp; &quot; &quot; &amp; LEFT([.H23]; 2)" office:value-type="string" office:string-value="C1 6A" calcext:value-type="string">
            <text:p>C1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ealMore</text:p>
          </table:table-cell>
          <table:table-cell table:style-name="ce3" office:value-type="string" calcext:value-type="string">
            <text:p>00038A74</text:p>
          </table:table-cell>
          <table:table-cell table:style-name="ce4" table:formula="of:=DEC2HEX(MOD(HEX2DEC(RIGHT([.B24]; 4)) ;HEX2DEC(&quot;4000&quot;)) + HEX2DEC(&quot;4000&quot;))" office:value-type="string" office:string-value="4A74" calcext:value-type="string">
            <text:p>4A74</text:p>
          </table:table-cell>
          <table:table-cell table:style-name="ce4" table:formula="of:=RIGHT([.C24]; 2) &amp; &quot; &quot; &amp; LEFT([.C24]; 2)" office:value-type="string" office:string-value="74 4A" calcext:value-type="string">
            <text:p>74 4A</text:p>
          </table:table-cell>
          <table:table-cell/>
          <table:table-cell table:style-name="ce2" office:value-type="string" calcext:value-type="string">
            <text:p>Midheal</text:p>
          </table:table-cell>
          <table:table-cell table:style-name="ce5" office:value-type="string" calcext:value-type="string">
            <text:p>0003AAC6</text:p>
          </table:table-cell>
          <table:table-cell table:style-name="ce4" table:formula="of:=DEC2HEX(MOD(HEX2DEC(RIGHT([.G24]; 4)) ;HEX2DEC(&quot;4000&quot;)) + HEX2DEC(&quot;4000&quot;))" office:value-type="string" office:string-value="6AC6" calcext:value-type="string">
            <text:p>6AC6</text:p>
          </table:table-cell>
          <table:table-cell table:style-name="ce4" table:formula="of:=RIGHT([.H24]; 2) &amp; &quot; &quot; &amp; LEFT([.H24]; 2)" office:value-type="string" office:string-value="C6 6A" calcext:value-type="string">
            <text:p>C6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ealAll</text:p>
          </table:table-cell>
          <table:table-cell table:style-name="ce3" office:value-type="string" calcext:value-type="string">
            <text:p>00038A7D</text:p>
          </table:table-cell>
          <table:table-cell table:style-name="ce4" table:formula="of:=DEC2HEX(MOD(HEX2DEC(RIGHT([.B25]; 4)) ;HEX2DEC(&quot;4000&quot;)) + HEX2DEC(&quot;4000&quot;))" office:value-type="string" office:string-value="4A7D" calcext:value-type="string">
            <text:p>4A7D</text:p>
          </table:table-cell>
          <table:table-cell table:style-name="ce4" table:formula="of:=RIGHT([.C25]; 2) &amp; &quot; &quot; &amp; LEFT([.C25]; 2)" office:value-type="string" office:string-value="7D 4A" calcext:value-type="string">
            <text:p>7D 4A</text:p>
          </table:table-cell>
          <table:table-cell/>
          <table:table-cell table:style-name="ce2" office:value-type="string" calcext:value-type="string">
            <text:p>Fullheal</text:p>
          </table:table-cell>
          <table:table-cell table:style-name="ce5" office:value-type="string" calcext:value-type="string">
            <text:p>0003AACE</text:p>
          </table:table-cell>
          <table:table-cell table:style-name="ce4" table:formula="of:=DEC2HEX(MOD(HEX2DEC(RIGHT([.G25]; 4)) ;HEX2DEC(&quot;4000&quot;)) + HEX2DEC(&quot;4000&quot;))" office:value-type="string" office:string-value="6ACE" calcext:value-type="string">
            <text:p>6ACE</text:p>
          </table:table-cell>
          <table:table-cell table:style-name="ce4" table:formula="of:=RIGHT([.H25]; 2) &amp; &quot; &quot; &amp; LEFT([.H25]; 2)" office:value-type="string" office:string-value="CE 6A" calcext:value-type="string">
            <text:p>CE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hance</text:p>
          </table:table-cell>
          <table:table-cell table:style-name="ce3" office:value-type="string" calcext:value-type="string">
            <text:p>00038A85</text:p>
          </table:table-cell>
          <table:table-cell table:style-name="ce4" table:formula="of:=DEC2HEX(MOD(HEX2DEC(RIGHT([.B26]; 4)) ;HEX2DEC(&quot;4000&quot;)) + HEX2DEC(&quot;4000&quot;))" office:value-type="string" office:string-value="4A85" calcext:value-type="string">
            <text:p>4A85</text:p>
          </table:table-cell>
          <table:table-cell table:style-name="ce4" table:formula="of:=RIGHT([.C26]; 2) &amp; &quot; &quot; &amp; LEFT([.C26]; 2)" office:value-type="string" office:string-value="85 4A" calcext:value-type="string">
            <text:p>85 4A</text:p>
          </table:table-cell>
          <table:table-cell/>
          <table:table-cell table:style-name="ce2" office:value-type="string" calcext:value-type="string">
            <text:p>HocusPcus</text:p>
          </table:table-cell>
          <table:table-cell table:style-name="ce5" office:value-type="string" calcext:value-type="string">
            <text:p>0003AAD7</text:p>
          </table:table-cell>
          <table:table-cell table:style-name="ce4" table:formula="of:=DEC2HEX(MOD(HEX2DEC(RIGHT([.G26]; 4)) ;HEX2DEC(&quot;4000&quot;)) + HEX2DEC(&quot;4000&quot;))" office:value-type="string" office:string-value="6AD7" calcext:value-type="string">
            <text:p>6AD7</text:p>
          </table:table-cell>
          <table:table-cell table:style-name="ce4" table:formula="of:=RIGHT([.H26]; 2) &amp; &quot; &quot; &amp; LEFT([.H26]; 2)" office:value-type="string" office:string-value="D7 6A" calcext:value-type="string">
            <text:p>D7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ntidote</text:p>
          </table:table-cell>
          <table:table-cell table:style-name="ce3" office:value-type="string" calcext:value-type="string">
            <text:p>00038A8C</text:p>
          </table:table-cell>
          <table:table-cell table:style-name="ce4" table:formula="of:=DEC2HEX(MOD(HEX2DEC(RIGHT([.B27]; 4)) ;HEX2DEC(&quot;4000&quot;)) + HEX2DEC(&quot;4000&quot;))" office:value-type="string" office:string-value="4A8C" calcext:value-type="string">
            <text:p>4A8C</text:p>
          </table:table-cell>
          <table:table-cell table:style-name="ce4" table:formula="of:=RIGHT([.C27]; 2) &amp; &quot; &quot; &amp; LEFT([.C27]; 2)" office:value-type="string" office:string-value="8C 4A" calcext:value-type="string">
            <text:p>8C 4A</text:p>
          </table:table-cell>
          <table:table-cell/>
          <table:table-cell table:style-name="ce2" office:value-type="string" calcext:value-type="string">
            <text:p>Squelch</text:p>
          </table:table-cell>
          <table:table-cell table:style-name="ce5" office:value-type="string" calcext:value-type="string">
            <text:p>0003AAE1</text:p>
          </table:table-cell>
          <table:table-cell table:style-name="ce4" table:formula="of:=DEC2HEX(MOD(HEX2DEC(RIGHT([.G27]; 4)) ;HEX2DEC(&quot;4000&quot;)) + HEX2DEC(&quot;4000&quot;))" office:value-type="string" office:string-value="6AE1" calcext:value-type="string">
            <text:p>6AE1</text:p>
          </table:table-cell>
          <table:table-cell table:style-name="ce4" table:formula="of:=RIGHT([.H27]; 2) &amp; &quot; &quot; &amp; LEFT([.H27]; 2)" office:value-type="string" office:string-value="E1 6A" calcext:value-type="string">
            <text:p>E1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Outside</text:p>
          </table:table-cell>
          <table:table-cell table:style-name="ce3" office:value-type="string" calcext:value-type="string">
            <text:p>00038A95</text:p>
          </table:table-cell>
          <table:table-cell table:style-name="ce4" table:formula="of:=DEC2HEX(MOD(HEX2DEC(RIGHT([.B28]; 4)) ;HEX2DEC(&quot;4000&quot;)) + HEX2DEC(&quot;4000&quot;))" office:value-type="string" office:string-value="4A95" calcext:value-type="string">
            <text:p>4A95</text:p>
          </table:table-cell>
          <table:table-cell table:style-name="ce4" table:formula="of:=RIGHT([.C28]; 2) &amp; &quot; &quot; &amp; LEFT([.C28]; 2)" office:value-type="string" office:string-value="95 4A" calcext:value-type="string">
            <text:p>95 4A</text:p>
          </table:table-cell>
          <table:table-cell/>
          <table:table-cell table:style-name="ce2" office:value-type="string" calcext:value-type="string">
            <text:p>Evac</text:p>
          </table:table-cell>
          <table:table-cell table:style-name="ce5" office:value-type="string" calcext:value-type="string">
            <text:p>0003AAE9</text:p>
          </table:table-cell>
          <table:table-cell table:style-name="ce4" table:formula="of:=DEC2HEX(MOD(HEX2DEC(RIGHT([.G28]; 4)) ;HEX2DEC(&quot;4000&quot;)) + HEX2DEC(&quot;4000&quot;))" office:value-type="string" office:string-value="6AE9" calcext:value-type="string">
            <text:p>6AE9</text:p>
          </table:table-cell>
          <table:table-cell table:style-name="ce4" table:formula="of:=RIGHT([.H28]; 2) &amp; &quot; &quot; &amp; LEFT([.H28]; 2)" office:value-type="string" office:string-value="E9 6A" calcext:value-type="string">
            <text:p>E9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eturn</text:p>
          </table:table-cell>
          <table:table-cell table:style-name="ce3" office:value-type="string" calcext:value-type="string">
            <text:p>00038A9D</text:p>
          </table:table-cell>
          <table:table-cell table:style-name="ce4" table:formula="of:=DEC2HEX(MOD(HEX2DEC(RIGHT([.B29]; 4)) ;HEX2DEC(&quot;4000&quot;)) + HEX2DEC(&quot;4000&quot;))" office:value-type="string" office:string-value="4A9D" calcext:value-type="string">
            <text:p>4A9D</text:p>
          </table:table-cell>
          <table:table-cell table:style-name="ce4" table:formula="of:=RIGHT([.C29]; 2) &amp; &quot; &quot; &amp; LEFT([.C29]; 2)" office:value-type="string" office:string-value="9D 4A" calcext:value-type="string">
            <text:p>9D 4A</text:p>
          </table:table-cell>
          <table:table-cell/>
          <table:table-cell table:style-name="ce2" office:value-type="string" calcext:value-type="string">
            <text:p>Zoom</text:p>
          </table:table-cell>
          <table:table-cell table:style-name="ce5" office:value-type="string" calcext:value-type="string">
            <text:p>0003AAEE</text:p>
          </table:table-cell>
          <table:table-cell table:style-name="ce4" table:formula="of:=DEC2HEX(MOD(HEX2DEC(RIGHT([.G29]; 4)) ;HEX2DEC(&quot;4000&quot;)) + HEX2DEC(&quot;4000&quot;))" office:value-type="string" office:string-value="6AEE" calcext:value-type="string">
            <text:p>6AEE</text:p>
          </table:table-cell>
          <table:table-cell table:style-name="ce4" table:formula="of:=RIGHT([.H29]; 2) &amp; &quot; &quot; &amp; LEFT([.H29]; 2)" office:value-type="string" office:string-value="EE 6A" calcext:value-type="string">
            <text:p>EE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epel</text:p>
          </table:table-cell>
          <table:table-cell table:style-name="ce3" office:value-type="string" calcext:value-type="string">
            <text:p>00038AA4</text:p>
          </table:table-cell>
          <table:table-cell table:style-name="ce4" table:formula="of:=DEC2HEX(MOD(HEX2DEC(RIGHT([.B30]; 4)) ;HEX2DEC(&quot;4000&quot;)) + HEX2DEC(&quot;4000&quot;))" office:value-type="string" office:string-value="4AA4" calcext:value-type="string">
            <text:p>4AA4</text:p>
          </table:table-cell>
          <table:table-cell table:style-name="ce4" table:formula="of:=RIGHT([.C30]; 2) &amp; &quot; &quot; &amp; LEFT([.C30]; 2)" office:value-type="string" office:string-value="A4 4A" calcext:value-type="string">
            <text:p>A4 4A</text:p>
          </table:table-cell>
          <table:table-cell/>
          <table:table-cell table:style-name="ce2" office:value-type="string" calcext:value-type="string">
            <text:p>HlyPrtectn</text:p>
          </table:table-cell>
          <table:table-cell table:style-name="ce5" office:value-type="string" calcext:value-type="string">
            <text:p>0003AAF3</text:p>
          </table:table-cell>
          <table:table-cell table:style-name="ce4" table:formula="of:=DEC2HEX(MOD(HEX2DEC(RIGHT([.G30]; 4)) ;HEX2DEC(&quot;4000&quot;)) + HEX2DEC(&quot;4000&quot;))" office:value-type="string" office:string-value="6AF3" calcext:value-type="string">
            <text:p>6AF3</text:p>
          </table:table-cell>
          <table:table-cell table:style-name="ce4" table:formula="of:=RIGHT([.H30]; 2) &amp; &quot; &quot; &amp; LEFT([.H30]; 2)" office:value-type="string" office:string-value="F3 6A" calcext:value-type="string">
            <text:p>F3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epGuard</text:p>
          </table:table-cell>
          <table:table-cell table:style-name="ce3" office:value-type="string" calcext:value-type="string">
            <text:p>00038AAA</text:p>
          </table:table-cell>
          <table:table-cell table:style-name="ce4" table:formula="of:=DEC2HEX(MOD(HEX2DEC(RIGHT([.B31]; 4)) ;HEX2DEC(&quot;4000&quot;)) + HEX2DEC(&quot;4000&quot;))" office:value-type="string" office:string-value="4AAA" calcext:value-type="string">
            <text:p>4AAA</text:p>
          </table:table-cell>
          <table:table-cell table:style-name="ce4" table:formula="of:=RIGHT([.C31]; 2) &amp; &quot; &quot; &amp; LEFT([.C31]; 2)" office:value-type="string" office:string-value="AA 4A" calcext:value-type="string">
            <text:p>AA 4A</text:p>
          </table:table-cell>
          <table:table-cell/>
          <table:table-cell table:style-name="ce2" office:value-type="string" calcext:value-type="string">
            <text:p>SafePass</text:p>
          </table:table-cell>
          <table:table-cell table:style-name="ce5" office:value-type="string" calcext:value-type="string">
            <text:p>0003AAFE</text:p>
          </table:table-cell>
          <table:table-cell table:style-name="ce4" table:formula="of:=DEC2HEX(MOD(HEX2DEC(RIGHT([.G31]; 4)) ;HEX2DEC(&quot;4000&quot;)) + HEX2DEC(&quot;4000&quot;))" office:value-type="string" office:string-value="6AFE" calcext:value-type="string">
            <text:p>6AFE</text:p>
          </table:table-cell>
          <table:table-cell table:style-name="ce4" table:formula="of:=RIGHT([.H31]; 2) &amp; &quot; &quot; &amp; LEFT([.H31]; 2)" office:value-type="string" office:string-value="FE 6A" calcext:value-type="string">
            <text:p>FE 6A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Open</text:p>
          </table:table-cell>
          <table:table-cell table:style-name="ce3" office:value-type="string" calcext:value-type="string">
            <text:p>00038AB4</text:p>
          </table:table-cell>
          <table:table-cell table:style-name="ce4" table:formula="of:=DEC2HEX(MOD(HEX2DEC(RIGHT([.B32]; 4)) ;HEX2DEC(&quot;4000&quot;)) + HEX2DEC(&quot;4000&quot;))" office:value-type="string" office:string-value="4AB4" calcext:value-type="string">
            <text:p>4AB4</text:p>
          </table:table-cell>
          <table:table-cell table:style-name="ce4" table:formula="of:=RIGHT([.C32]; 2) &amp; &quot; &quot; &amp; LEFT([.C32]; 2)" office:value-type="string" office:string-value="B4 4A" calcext:value-type="string">
            <text:p>B4 4A</text:p>
          </table:table-cell>
          <table:table-cell/>
          <table:table-cell table:style-name="ce2" office:value-type="string" calcext:value-type="string">
            <text:p>Open</text:p>
          </table:table-cell>
          <table:table-cell table:style-name="ce5" office:value-type="string" calcext:value-type="string">
            <text:p>0003AB07</text:p>
          </table:table-cell>
          <table:table-cell table:style-name="ce4" table:formula="of:=DEC2HEX(MOD(HEX2DEC(RIGHT([.G32]; 4)) ;HEX2DEC(&quot;4000&quot;)) + HEX2DEC(&quot;4000&quot;))" office:value-type="string" office:string-value="6B07" calcext:value-type="string">
            <text:p>6B07</text:p>
          </table:table-cell>
          <table:table-cell table:style-name="ce4" table:formula="of:=RIGHT([.H32]; 2) &amp; &quot; &quot; &amp; LEFT([.H32]; 2)" office:value-type="string" office:string-value="07 6B" calcext:value-type="string">
            <text:p>07 6B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evive</text:p>
          </table:table-cell>
          <table:table-cell table:style-name="ce3" office:value-type="string" calcext:value-type="string">
            <text:p>00038AB9</text:p>
          </table:table-cell>
          <table:table-cell table:style-name="ce4" table:formula="of:=DEC2HEX(MOD(HEX2DEC(RIGHT([.B33]; 4)) ;HEX2DEC(&quot;4000&quot;)) + HEX2DEC(&quot;4000&quot;))" office:value-type="string" office:string-value="4AB9" calcext:value-type="string">
            <text:p>4AB9</text:p>
          </table:table-cell>
          <table:table-cell table:style-name="ce4" table:formula="of:=RIGHT([.C33]; 2) &amp; &quot; &quot; &amp; LEFT([.C33]; 2)" office:value-type="string" office:string-value="B9 4A" calcext:value-type="string">
            <text:p>B9 4A</text:p>
          </table:table-cell>
          <table:table-cell/>
          <table:table-cell table:style-name="ce2" office:value-type="string" calcext:value-type="string">
            <text:p>Kazing</text:p>
          </table:table-cell>
          <table:table-cell table:style-name="ce5" office:value-type="string" calcext:value-type="string">
            <text:p>0003AB0C</text:p>
          </table:table-cell>
          <table:table-cell table:style-name="ce4" table:formula="of:=DEC2HEX(MOD(HEX2DEC(RIGHT([.G33]; 4)) ;HEX2DEC(&quot;4000&quot;)) + HEX2DEC(&quot;4000&quot;))" office:value-type="string" office:string-value="6B0C" calcext:value-type="string">
            <text:p>6B0C</text:p>
          </table:table-cell>
          <table:table-cell table:style-name="ce4" table:formula="of:=RIGHT([.H33]; 2) &amp; &quot; &quot; &amp; LEFT([.H33]; 2)" office:value-type="string" office:string-value="0C 6B" calcext:value-type="string">
            <text:p>0C 6B</text:p>
          </table:table-cell>
          <table:table-cell table:number-columns-repeated="55"/>
        </table:table-row>
        <table:table-row table:style-name="ro1" table:number-rows-repeated="2">
          <table:table-cell table:style-name="ce2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23:57:54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QSpells" style:display-name="PageStyle_DQSpel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04-10T23:58:14.031000000</dc:date>
    <meta:editing-duration>PT20S</meta:editing-duration>
    <meta:editing-cycles>1</meta:editing-cycles>
    <meta:document-statistic meta:table-count="1" meta:cell-count="264" meta:object-count="0"/>
  </office:meta>
</office:document-meta>
</file>